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L SIMBOLISMO</text:p>
      <text:p text:style-name="P1"/>
      <text:p text:style-name="P2"/>
      <text:p text:style-name="P5">Il Simbolismo è una corrente letteraria del <text:span text:style-name="T1">decadentismo.</text:span></text:p>
      <text:p text:style-name="P4">C'è un grande uso della Sinestesia: <text:span text:style-name="T2">parole calde, silezio verde. <text:s text:c="2"/></text:span></text:p>
      <text:p text:style-name="P4"><text:span text:style-name="T2"><text:s text:c="6"/></text:span></text:p>
      <text:p text:style-name="P5">Elementi fondamentali: <text:span text:style-name="T1">indeterminatezza, soggettività.</text:span></text:p>
      <text:p text:style-name="P4"/>
      <text:p text:style-name="P10"/>
      <text:p text:style-name="P10">Differenza tra allegoria e simbolo:</text:p>
      <text:p text:style-name="P10"/>
      <text:p text:style-name="P5"><text:span text:style-name="T1">Un simbolo</text:span> è un qualcosa che quando si vede si capisce <text:span text:style-name="T1">immediatamente</text:span> cosa significa</text:p>
      <text:p text:style-name="P5"><text:span text:style-name="T1">l'allegoria</text:span> è una serie di immagini che producono uno sviluppo narrativo, che fanno mettere in atto un processo razionale.</text:p>
      <text:p text:style-name="P5"><text:span text:style-name="T1">Il tipo di linguaggio è differente:</text:span> l'allegoria ha sempre un linguaggio semplice e chiaro.</text:p>
      <text:p text:style-name="P5">Il linguaggio simbolico non è sempre chiaro.</text:p>
      <text:p text:style-name="P5"/>
      <text:p text:style-name="P9">Una poesia allegorica <text:span text:style-name="T1">è più facile </text:span>di una simbolista.</text:p>
      <text:p text:style-name="P15"/>
      <text:p text:style-name="P3"/>
      <text:p text:style-name="P3"/>
      <text:p text:style-name="P3">BODLER</text:p>
      <text:p text:style-name="P3"/>
      <text:p text:style-name="P3"/>
      <text:p text:style-name="P2"/>
      <text:p text:style-name="P12"/>
      <text:p text:style-name="P12">Bodler pubblica nel 1957 <text:span text:style-name="T1">i fiori del male (titolo ossimoro: </text:span><text:span text:style-name="T2">la natura ora è dove si è instaurato il male</text:span><text:span text:style-name="T1">)</text:span><text:span text:style-name="T2">, che fu la prima opera simbolista.</text:span></text:p>
      <text:p text:style-name="P13"/>
      <text:p text:style-name="P6">Con il cambiamento dei tempi, l'arte ha perso quella sua <text:span text:style-name="T1">aura </text:span><text:span text:style-name="T2">di sacralità.</text:span></text:p>
      <text:p text:style-name="P5"><text:span text:style-name="T1">L'artista perde la propria libertà, la propria </text:span><text:span text:style-name="T5">aureola</text:span><text:span text:style-name="T1">:</text:span> gli autori devono scrivere ciò che vendeva di più.</text:p>
      <text:p text:style-name="P5">Gli artisti perdono la sacralità dell'arte.</text:p>
      <text:p text:style-name="P5">L'arte esprimeva ideali alti: amore, sentimenti, attaccamento alla patria etc.</text:p>
      <text:p text:style-name="P5"><text:span text:style-name="T4">Ora l'arte esprime ideali che condivide il popolo</text:span>: come l'attaccamento al denaro</text:p>
      <text:p text:style-name="P5">Questo cambiamento avvenne grazie all' <text:span text:style-name="T1">industrializzazione.</text:span></text:p>
      <text:p text:style-name="P5">Bogler spiega tutto ciò con la metafora della perdita dell'<text:span text:style-name="T1">aura.</text:span></text:p>
      <text:p text:style-name="P5"/>
      <text:p text:style-name="P5">C'è anche il tentativo di <text:span text:style-name="T1">riacquisire i principi del passato.</text:span></text:p>
      <text:p text:style-name="P5">Mantenendo un tono alto nei loro testi, usa il Simbolismo per questo scopo.</text:p>
      <text:p text:style-name="P5">Tale corrente di pensiero si esprime attraverso il Simbolismo.</text:p>
      <text:p text:style-name="P5"/>
      <text:p text:style-name="P5"/>
      <text:p text:style-name="P18">Bodler si esprime sia attraverso la poesia allegorica che con quella simbolista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4"/>
      <text:p text:style-name="P4"/>
      <text:p text:style-name="P4">SPIEGARE COS'è IL SIMBOLISMO ATTRAVERSO QUESTA POESIA</text:p>
      <text:p text:style-name="P3"/>
      <text:p text:style-name="P3"/>
      <text:p text:style-name="P3"/>
      <text:p text:style-name="P3">CORRISPONDENZE (pg. 209)</text:p>
      <text:p text:style-name="P3"/>
      <text:p text:style-name="P4"/>
      <text:p text:style-name="P5">Questo <text:span text:style-name="T1">sonetto</text:span> di Bodler è considerata come<text:span text:style-name="T1"> </text:span><text:span text:style-name="T5">manifesto del Simbolismo.</text:span></text:p>
      <text:p text:style-name="P4">Le corrispondenze sono i legami tra tutti gli elementi della natura.</text:p>
      <text:p text:style-name="P4">La natura è tutto ciò che ci circonda.</text:p>
      <text:p text:style-name="P4">Tutto in natura è collegato e tutto ha un significato.</text:p>
      <text:p text:style-name="P4"/>
      <text:p text:style-name="P4"/>
      <text:p text:style-name="P5">Inizia immaginando la natura come un tempio (perchè sacra) dove le colonne sono alberi vivi.</text:p>
      <text:p text:style-name="P5">Parole confuse: <text:span text:style-name="T3">la natura cerca un canale di comunicazione con l'uomo.</text:span></text:p>
      <text:p text:style-name="P5">Si immagina l'uomo che cammina attraverso la foresta di simboli. I simboli <text:span text:style-name="T1">corrispondono</text:span> agli elementi della natura che si richiamano tra loro e parlano all'uomo.</text:p>
      <text:p text:style-name="P5">Il significato è che in natura tutti gli elementi all'occhio dell'uomo sono dei simboli.</text:p>
      <text:p text:style-name="P5"/>
      <text:p text:style-name="P5">Attraverso le parole i poeti cercano di comunicare a chi legge quello che secondo loro è il significato vero della realtà che ci circonda. Questi poeti prediligono figure retoriche irrazionali come la <text:span text:style-name="T1">sinestesia</text:span>.</text:p>
      <text:p text:style-name="P5"/>
      <text:p text:style-name="P5">Le parole poetiche (irrazionali) sono una chiave che si può utilizzare per rendere evidenti questi legami.</text:p>
      <text:p text:style-name="P5"/>
      <text:p text:style-name="P5"/>
      <text:p text:style-name="P5"/>
      <text:p text:style-name="P5"/>
      <text:p text:style-name="P5"/>
      <text:p text:style-name="P8">L'albatro (pg. 210) </text:p>
      <text:p text:style-name="P7"/>
      <text:p text:style-name="P10">Poesia allegorica</text:p>
      <text:p text:style-name="P7"/>
      <text:p text:style-name="P7">Contenuto:</text:p>
      <text:p text:style-name="P9">Un maestoso uccello marino che vola altezzoso nel cielo e accompagna le navi in mare.</text:p>
      <text:p text:style-name="P9">Però un giorno cade nella nave e rimane in balia dei marinai, essi si prendono gioco di lui.</text:p>
      <text:p text:style-name="P9">Dall'essere il Re dei cieli e simbolo della bellezza, diventa infine uno zimbello.</text:p>
      <text:p text:style-name="P9"/>
      <text:p text:style-name="P10">Morale:</text:p>
      <text:p text:style-name="P9">L'albatro rappresenta la figura del poeta, quando è alto in cielo raffigura il poeta nella condizione ideale.</text:p>
      <text:p text:style-name="P9">Nella condizione umiliante viene raffigurata la nuova condizione del poeta.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31S</meta:editing-duration>
    <meta:editing-cycles>24</meta:editing-cycles>
    <meta:generator>OpenOffice/4.1.3$Win32 OpenOffice.org_project/413m1$Build-9783</meta:generator>
    <dc:date>2017-11-29T20:53:13.26</dc:date>
    <dc:creator>Cristian Borelli</dc:creator>
    <meta:document-statistic meta:table-count="0" meta:image-count="0" meta:object-count="0" meta:page-count="2" meta:paragraph-count="46" meta:word-count="480" meta:character-count="3087"/>
    <meta:user-defined meta:name="Info 1"/>
    <meta:user-defined meta:name="Info 2"/>
    <meta:user-defined meta:name="Info 3"/>
    <meta:user-defined meta:name="Info 4"/>
  </office:meta>
</office:document-meta>
</file>